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Helvetica Neue" svg:font-family="'Helvetica Neue', Helvetica, Arial, sans-serif, Batch-Icons"/>
    <style:font-face style:name="Tahoma1" svg:font-family="Tahoma"/>
    <style:font-face style:name="Times" svg:font-family="Times"/>
    <style:font-face style:name="he" svg:font-family="he"/>
    <style:font-face style:name="Helvetica1" svg:font-family="Helvetica" style:font-family-generic="swis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9.029cm" fo:margin-left="0.413cm" fo:margin-right="0.06cm" fo:margin-top="0cm" fo:margin-bottom="0cm" table:align="margins"/>
    </style:style>
    <style:style style:name="Table2.A" style:family="table-column">
      <style:table-column-properties style:column-width="8.162cm" style:rel-column-width="28108*"/>
    </style:style>
    <style:style style:name="Table2.B" style:family="table-column">
      <style:table-column-properties style:column-width="0.788cm" style:rel-column-width="2715*"/>
    </style:style>
    <style:style style:name="Table2.C" style:family="table-column">
      <style:table-column-properties style:column-width="1.139cm" style:rel-column-width="3924*"/>
    </style:style>
    <style:style style:name="Table2.D" style:family="table-column">
      <style:table-column-properties style:column-width="0.249cm" style:rel-column-width="856*"/>
    </style:style>
    <style:style style:name="Table2.E" style:family="table-column">
      <style:table-column-properties style:column-width="8.691cm" style:rel-column-width="29932*"/>
    </style:style>
    <style:style style:name="Table2.1" style:family="table-row">
      <style:table-row-properties style:min-row-height="5.906cm"/>
    </style:style>
    <style:style style:name="Table2.A1" style:family="table-cell">
      <style:table-cell-properties fo:background-color="transparent" fo:padding="0cm" fo:border="none">
        <style:background-image/>
      </style:table-cell-properties>
    </style:style>
    <style:style style:name="Table2.D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padding="0.049cm" fo:border-left="none" fo:border-right="0.05pt solid #000000" fo:border-top="0.05pt solid #000000" fo:border-bottom="0.05pt solid #000000"/>
    </style:style>
    <style:style style:name="Table2.2" style:family="table-row">
      <style:table-row-properties style:min-row-height="0.556cm"/>
    </style:style>
    <style:style style:name="Table2.E2" style:family="table-cell">
      <style:table-cell-properties fo:padding="0cm" fo:border="none"/>
    </style:style>
    <style:style style:name="Table_5f_Title_5f_String" style:display-name="Table_Title_String" style:family="table">
      <style:table-properties style:width="19.061cm" fo:margin-left="0.376cm" table:align="left"/>
    </style:style>
    <style:style style:name="Table_5f_Title_5f_String.A" style:display-name="Table_Title_String.A" style:family="table-column">
      <style:table-column-properties style:column-width="19.061cm"/>
    </style:style>
    <style:style style:name="Table_5f_Title_5f_String.A1" style:display-name="Table_Title_String.A1" style:family="table-cell">
      <style:table-cell-properties fo:padding="0cm" fo:border="none"/>
    </style:style>
    <style:style style:name="Table7" style:family="table">
      <style:table-properties style:width="19.502cm" table:align="margins"/>
    </style:style>
    <style:style style:name="Table7.A" style:family="table-column">
      <style:table-column-properties style:column-width="3.249cm" style:rel-column-width="10918*"/>
    </style:style>
    <style:style style:name="Table7.B" style:family="table-column">
      <style:table-column-properties style:column-width="6.784cm" style:rel-column-width="22797*"/>
    </style:style>
    <style:style style:name="Table7.C" style:family="table-column">
      <style:table-column-properties style:column-width="0.265cm" style:rel-column-width="889*"/>
    </style:style>
    <style:style style:name="Table7.D" style:family="table-column">
      <style:table-column-properties style:column-width="2.891cm" style:rel-column-width="9715*"/>
    </style:style>
    <style:style style:name="Table7.E" style:family="table-column">
      <style:table-column-properties style:column-width="6.313cm" style:rel-column-width="21216*"/>
    </style:style>
    <style:style style:name="Table7.A1" style:family="table-cell">
      <style:table-cell-properties fo:padding="0.097cm" fo:border="none"/>
    </style:style>
    <style:style style:name="Move_5f_Line_5f_Header" style:display-name="Move_Line_Header" style:family="table">
      <style:table-properties style:width="18.782cm" fo:margin-left="0.515cm" fo:margin-right="0.205cm" table:align="margins"/>
    </style:style>
    <style:style style:name="Move_5f_Line_5f_Header.A" style:display-name="Move_Line_Header.A" style:family="table-column">
      <style:table-column-properties style:column-width="14.878cm" style:rel-column-width="51914*"/>
    </style:style>
    <style:style style:name="Move_5f_Line_5f_Header.B" style:display-name="Move_Line_Header.B" style:family="table-column">
      <style:table-column-properties style:column-width="1.342cm" style:rel-column-width="4683*"/>
    </style:style>
    <style:style style:name="Move_5f_Line_5f_Header.C" style:display-name="Move_Line_Header.C" style:family="table-column">
      <style:table-column-properties style:column-width="2.561cm" style:rel-column-width="8938*"/>
    </style:style>
    <style:style style:name="Move_5f_Line_5f_Header.1" style:display-name="Move_Line_Header.1" style:family="table-row">
      <style:table-row-properties style:min-row-height="0.824cm"/>
    </style:style>
    <style:style style:name="Move_5f_Line_5f_Header.A1" style:display-name="Move_Line_Header.A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Move_5f_Line_5f_Contect_5f_Assign_5f_State" style:display-name="Move_Line_Contect_Assign_State" style:family="table">
      <style:table-properties style:width="18.925cm" fo:margin-left="0.489cm" fo:margin-right="0.088cm" table:align="margins"/>
    </style:style>
    <style:style style:name="Move_5f_Line_5f_Contect_5f_Assign_5f_State.A" style:display-name="Move_Line_Contect_Assign_State.A" style:family="table-column">
      <style:table-column-properties style:column-width="14.919cm" style:rel-column-width="51663*"/>
    </style:style>
    <style:style style:name="Move_5f_Line_5f_Contect_5f_Assign_5f_State.B" style:display-name="Move_Line_Contect_Assign_State.B" style:family="table-column">
      <style:table-column-properties style:column-width="1.302cm" style:rel-column-width="4507*"/>
    </style:style>
    <style:style style:name="Move_5f_Line_5f_Contect_5f_Assign_5f_State.C" style:display-name="Move_Line_Contect_Assign_State.C" style:family="table-column">
      <style:table-column-properties style:column-width="2.704cm" style:rel-column-width="9365*"/>
    </style:style>
    <style:style style:name="Move_5f_Line_5f_Contect_5f_Assign_5f_State.1" style:display-name="Move_Line_Contect_Assign_State.1" style:family="table-row">
      <style:table-row-properties style:min-row-height="0.132cm"/>
    </style:style>
    <style:style style:name="Move_5f_Line_5f_Contect_5f_Assign_5f_State.A1" style:display-name="Move_Line_Contect_Assign_State.A1" style:family="table-cell">
      <style:table-cell-properties fo:background-color="transparent" fo:padding="0.097cm" fo:border-left="none" fo:border-right="none" fo:border-top="none" fo:border-bottom="0.05pt solid #e6e6e6">
        <style:background-image/>
      </style:table-cell-properties>
    </style:style>
    <style:style style:name="Table1" style:family="table">
      <style:table-properties style:width="18.888cm" fo:margin-left="0.489cm" fo:margin-right="0.125cm" table:align="margins"/>
    </style:style>
    <style:style style:name="Table1.A" style:family="table-column">
      <style:table-column-properties style:column-width="9.305cm" style:rel-column-width="32284*"/>
    </style:style>
    <style:style style:name="Table1.B" style:family="table-column">
      <style:table-column-properties style:column-width="2.692cm" style:rel-column-width="9339*"/>
    </style:style>
    <style:style style:name="Table1.C" style:family="table-column">
      <style:table-column-properties style:column-width="2.434cm" style:rel-column-width="8445*"/>
    </style:style>
    <style:style style:name="Table1.D" style:family="table-column">
      <style:table-column-properties style:column-width="1.834cm" style:rel-column-width="6364*"/>
    </style:style>
    <style:style style:name="Table1.E" style:family="table-column">
      <style:table-column-properties style:column-width="2.623cm" style:rel-column-width="9103*"/>
    </style:style>
    <style:style style:name="Table1.1" style:family="table-row">
      <style:table-row-properties style:min-row-height="0.132cm"/>
    </style:style>
    <style:style style:name="Table1.A1" style:family="table-cell">
      <style:table-cell-properties fo:background-color="transparent" fo:padding="0cm" fo:border-left="none" fo:border-right="none" fo:border-top="none" fo:border-bottom="0.05pt solid #e6e6e6">
        <style:background-image/>
      </style:table-cell-properties>
    </style:style>
    <style:style style:name="Table3" style:family="table">
      <style:table-properties style:width="19.502cm" table:align="margins"/>
    </style:style>
    <style:style style:name="Table3.A" style:family="table-column">
      <style:table-column-properties style:column-width="9.751cm" style:rel-column-width="32767*"/>
    </style:style>
    <style:style style:name="Table3.B" style:family="table-column">
      <style:table-column-properties style:column-width="9.751cm" style:rel-column-width="32768*"/>
    </style:style>
    <style:style style:name="Table3.A1" style:family="table-cell">
      <style:table-cell-properties fo:background-color="transparent" fo:padding="0.097cm" fo:border="none">
        <style:background-image/>
      </style:table-cell-properties>
    </style:style>
    <style:style style:name="Table3.2" style:family="table-row">
      <style:table-row-properties style:min-row-height="0.284cm"/>
    </style:style>
    <style:style style:name="P1" style:family="paragraph" style:parent-style-name="terp_5f_header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terp_5f_header">
      <style:text-properties fo:font-size="9pt" fo:font-weight="normal" style:font-size-asian="9pt" style:font-weight-asian="normal" style:font-size-complex="9pt" style:font-weight-complex="normal"/>
    </style:style>
    <style:style style:name="P3" style:family="paragraph" style:parent-style-name="terp_5f_default_5f_Bold_5f_8">
      <style:paragraph-properties fo:text-align="start" style:justify-single-word="false"/>
      <style:text-properties style:font-name="Helvetica" fo:font-size="9pt" style:font-name-asian="AR PL ShanHeiSun Uni" style:font-size-asian="9pt" style:font-name-complex="Tahoma" style:font-size-complex="9pt"/>
    </style:style>
    <style:style style:name="P4" style:family="paragraph" style:parent-style-name="Table_20_Contents">
      <style:paragraph-properties fo:text-align="start" style:justify-single-word="false"/>
      <style:text-properties style:font-name="Helvetica" fo:font-size="9pt" style:font-name-asian="AR PL ShanHeiSun Uni" style:font-size-asian="9pt" style:font-name-complex="Tahoma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Helvetica" fo:font-size="12pt" style:font-name-asian="AR PL ShanHeiSun Uni" style:font-size-asian="10.5pt" style:font-name-complex="Tahoma" style:font-size-complex="12pt"/>
    </style:style>
    <style:style style:name="P6" style:family="paragraph" style:parent-style-name="terp_5f_default_5f_9">
      <style:text-properties fo:font-weight="normal" style:font-weight-asian="normal" style:font-weight-complex="normal"/>
    </style:style>
    <style:style style:name="P7" style:family="paragraph" style:parent-style-name="terp_5f_default_5f_2">
      <style:text-properties fo:font-size="12pt" officeooo:rsid="001cd576" officeooo:paragraph-rsid="001cd576" style:font-size-asian="10.5pt" style:font-size-complex="12pt"/>
    </style:style>
    <style:style style:name="T1" style:family="text">
      <style:text-properties fo:font-variant="normal" fo:text-transform="none" fo:color="#000000" style:font-name="Helvetica1" fo:font-size="8pt" fo:letter-spacing="normal" fo:font-style="normal" fo:font-weight="normal" style:font-size-asian="8pt" style:font-size-complex="8pt"/>
    </style:style>
    <style:style style:name="T2" style:family="text">
      <style:text-properties fo:font-variant="normal" fo:text-transform="none" fo:color="#000000" style:font-name="Helvetica1" fo:font-size="8pt" fo:letter-spacing="normal" fo:font-style="normal" fo:font-weight="normal" officeooo:rsid="0022448a" style:font-size-asian="8pt" style:font-size-complex="8pt"/>
    </style:style>
    <style:style style:name="T3" style:family="text">
      <style:text-properties fo:font-variant="normal" fo:text-transform="none" fo:color="#459dca" style:text-line-through-style="none" style:text-line-through-type="none" style:font-name="Helvetica1" fo:font-size="8pt" fo:letter-spacing="normal" fo:font-style="normal" style:text-underline-style="none" fo:font-weight="normal" style:text-blinking="false" style:font-size-asian="8pt" style:font-size-complex="8pt"/>
    </style:style>
    <style:style style:name="T4" style:family="text">
      <style:text-properties style:font-name="Helvetica1" fo:font-size="8pt" style:font-size-asian="8pt" style:font-size-complex="8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rp_5f_default_5f_8">[[repeatIn(objects,'picking')]]</text:p>
      <text:p text:style-name="terp_5f_default_5f_8">[[picking.type == 'out' and picking.partner_id and setLang(picking.partner_id.lang) or '']]</text:p>
      <text:p text:style-name="terp_5f_default_5f_8"/>
      <text:p text:style-name="terp_5f_default_5f_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terp_5f_default_5f_Bold_5f_9"/>
          </table:table-cell>
          <table:table-cell table:style-name="Table2.A1" office:value-type="string">
            <text:p text:style-name="terp_5f_default_5f_8"/>
          </table:table-cell>
          <table:table-cell table:style-name="Table2.A1" office:value-type="string">
            <text:p text:style-name="terp_5f_default_5f_8"/>
          </table:table-cell>
          <table:table-cell table:style-name="Table2.D1" office:value-type="string">
            <text:p text:style-name="terp_5f_default_5f_8"/>
          </table:table-cell>
          <table:table-cell table:style-name="Table2.E1" office:value-type="string">
            <text:p text:style-name="terp_5f_default_5f_Bold_5f_9">Shipping address :</text:p>
            <text:p text:style-name="terp_5f_default_5f_9">[[ (picking.partner_id and picking.partner_id.title and picking.partner_id.title.name) or '' ]] [[ (picking.partner_id and picking.partner_id.name) or '' ]]</text:p>
            <text:p text:style-name="terp_5f_default_5f_9"><text:s/>[[ picking.partner_id and display_address(picking.partner_id) ]]</text:p>
            <text:p text:style-name="terp_5f_default_5f_9">Tel: [[ (picking.partner_id.phone) or removeParentNode('para') ]]</text:p>
            <text:p text:style-name="terp_5f_default_5f_9">M: [[ (picking.partner_id.mobile) or removeParentNode('para') ]]</text:p>
            <text:p text:style-name="terp_5f_default_5f_9">Fax: <text:s/>[[ (picking.partner_id.fax) or removeParentNode('para') <text:s/>]]</text:p>
            <text:p text:style-name="terp_5f_default_5f_9">E: <text:s/>[[ picking.partner_id and picking.partner_id.email <text:s/>or removeParentNode('para') ]]</text:p>
          </table:table-cell>
        </table:table-row>
        <table:table-row table:style-name="Table2.2">
          <table:table-cell table:style-name="Table2.A1" office:value-type="string">
            <text:p text:style-name="terp_5f_default_5f_Bold_5f_9"/>
          </table:table-cell>
          <table:table-cell table:style-name="Table2.A1" office:value-type="string">
            <text:p text:style-name="terp_5f_default_5f_8"/>
          </table:table-cell>
          <table:table-cell table:style-name="Table2.A1" office:value-type="string">
            <text:p text:style-name="terp_5f_default_5f_8"/>
          </table:table-cell>
          <table:table-cell table:style-name="Table2.A1" office:value-type="string">
            <text:p text:style-name="terp_5f_default_5f_8"/>
          </table:table-cell>
          <table:table-cell table:style-name="Table2.E2" office:value-type="string">
            <text:p text:style-name="terp_5f_default_5f_Bold_5f_9"/>
          </table:table-cell>
        </table:table-row>
      </table:table>
      <text:p text:style-name="P2"/>
      <text:p text:style-name="terp_5f_header"/>
      <table:table table:name="Table_Title_String" table:style-name="Table_5f_Title_5f_String">
        <table:table-column table:style-name="Table_5f_Title_5f_String.A"/>
        <table:table-row>
          <table:table-cell table:style-name="Table_5f_Title_5f_String.A1" office:value-type="string">
            <text:p text:style-name="P1">DELIVERY SLIP [[ (picking.type == 'out' or removeParentNode('para')) and '' ]] </text:p>
            <text:p text:style-name="P1">Incoming Shipment [[ (picking.type == 'in' or removeParentNode('para')) and '' ]] </text:p>
            <text:p text:style-name="P1">Internal Shipment [[ (picking.type == 'internal' or removeParentNode('para')) and '' ]] </text:p>
          </table:table-cell>
        </table:table-row>
      </table:table>
      <text:p text:style-name="terp_5f_default_5f_5cm_5f_Above_5f_Space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terp_5f_default_5f_Bold_5f_8">NUMBER:</text:p>
          </table:table-cell>
          <table:table-cell table:style-name="Table7.A1" office:value-type="string">
            <text:p text:style-name="terp_5f_default_5f_9">[[picking.name]]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terp_5f_default_5f_Bold_5f_8">DATE:</text:p>
          </table:table-cell>
          <table:table-cell table:style-name="Table7.A1" office:value-type="string">
            <text:p text:style-name="terp_5f_default_5f_9">[[ formatLang(picking.min_date,date = True) ]]</text:p>
          </table:table-cell>
        </table:table-row>
        <table:table-row>
          <table:table-cell table:style-name="Table7.A1" office:value-type="string">
            <text:p text:style-name="terp_5f_default_5f_Bold_5f_8"/>
          </table:table-cell>
          <table:table-cell table:style-name="Table7.A1" office:value-type="string">
            <text:p text:style-name="terp_5f_default_5f_9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terp_5f_default_5f_Bold_5f_8">REQUESTED DATE:</text:p>
          </table:table-cell>
          <table:table-cell table:style-name="Table7.A1" office:value-type="string">
            <text:p text:style-name="terp_5f_default_5f_9">[[ formatLang(picking.requested_date,date = True) ]]</text:p>
          </table:table-cell>
        </table:table-row>
        <table:table-row>
          <table:table-cell table:style-name="Table7.A1" office:value-type="string">
            <text:p text:style-name="terp_5f_default_5f_Bold_5f_8">ORIGIN:</text:p>
          </table:table-cell>
          <table:table-cell table:style-name="Table7.A1" office:value-type="string">
            <text:p text:style-name="terp_5f_default_5f_9">[[picking.origin]]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terp_5f_default_5f_Bold_5f_8">TRANSPORT BY:</text:p>
          </table:table-cell>
          <table:table-cell table:style-name="Table7.A1" office:value-type="string">
            <text:p text:style-name="terp_5f_default_5f_9">[[ picking.carrier_id.partner_id.name <text:s/>]]</text:p>
          </table:table-cell>
        </table:table-row>
        <table:table-row>
          <table:table-cell table:style-name="Table7.A1" office:value-type="string">
            <text:p text:style-name="terp_5f_default_5f_Bold_5f_8">CUSTOMER REF:</text:p>
          </table:table-cell>
          <table:table-cell table:style-name="Table7.A1" office:value-type="string">
            <text:p text:style-name="terp_5f_default_5f_9">[[picking.sale_id.client_order_ref]] 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terp_5f_default_5f_Bold_5f_8">DELIVERY:</text:p>
          </table:table-cell>
          <table:table-cell table:style-name="Table7.A1" office:value-type="string">
            <text:p text:style-name="terp_5f_default_5f_9">[[ picking.delivery_partner_id.name <text:s/>]]</text:p>
          </table:table-cell>
        </table:table-row>
        <table:table-row>
          <table:table-cell table:style-name="Table7.A1" office:value-type="string">
            <text:p text:style-name="P3">COMMENTS:</text:p>
          </table:table-cell>
          <table:table-cell table:style-name="Table7.A1" office:value-type="string">
            <text:p text:style-name="P6">[[picking.delivery_notes]]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terp_5f_default_5f_Bold_5f_8">WEIGHT:</text:p>
          </table:table-cell>
          <table:table-cell table:style-name="Table7.A1" office:value-type="string">
            <text:p text:style-name="terp_5f_default_5f_9">[[picking.weight ]]</text:p>
          </table:table-cell>
        </table:table-row>
      </table:table>
      <text:p text:style-name="terp_5f_header"/>
      <text:p text:style-name="terp_5f_header"/>
      <table:table table:name="Move_Line_Header" table:style-name="Move_5f_Line_5f_Header">
        <table:table-column table:style-name="Move_5f_Line_5f_Header.A"/>
        <table:table-column table:style-name="Move_5f_Line_5f_Header.B"/>
        <table:table-column table:style-name="Move_5f_Line_5f_Header.C"/>
        <table:table-header-rows>
          <table:table-row table:style-name="Move_5f_Line_5f_Header.1">
            <table:table-cell table:style-name="Move_5f_Line_5f_Header.A1" office:value-type="string">
              <text:p text:style-name="terp_5f_tblheader_5f_Details">[Product Ref.] Description</text:p>
            </table:table-cell>
            <table:table-cell table:style-name="Move_5f_Line_5f_Header.A1" office:value-type="string">
              <text:p text:style-name="terp_5f_tblheader_5f_Details_5f_Right"/>
            </table:table-cell>
            <table:table-cell table:style-name="Move_5f_Line_5f_Header.A1" office:value-type="string">
              <text:p text:style-name="terp_5f_tblheader_5f_Details_5f_Right">Quantity</text:p>
            </table:table-cell>
          </table:table-row>
        </table:table-header-rows>
      </table:table>
      <text:section text:style-name="Sect1" text:name="Section1">
        <text:p text:style-name="terp_5f_default_5f_2">[[ repeatIn([line for line in picking.move_lines if (line.state == 'confirmed' or line.state=='done' or line.state=='assigned')],'move_lines') ]]</text:p>
        <text:p text:style-name="terp_5f_default_5f_2">[[ (picking.move_lines!=[] and removeParentNode('para')) or removeParentNode('section')]]</text:p>
        <table:table table:name="Move_Line_Contect_Assign_State" table:style-name="Move_5f_Line_5f_Contect_5f_Assign_5f_State">
          <table:table-column table:style-name="Move_5f_Line_5f_Contect_5f_Assign_5f_State.A"/>
          <table:table-column table:style-name="Move_5f_Line_5f_Contect_5f_Assign_5f_State.B"/>
          <table:table-column table:style-name="Move_5f_Line_5f_Contect_5f_Assign_5f_State.C"/>
          <table:table-row table:style-name="Move_5f_Line_5f_Contect_5f_Assign_5f_State.1">
            <table:table-cell table:style-name="Move_5f_Line_5f_Contect_5f_Assign_5f_State.A1" office:value-type="string">
              <text:p text:style-name="terp_5f_default_5f_9">[[ get_product_desc(move_lines) ]]</text:p>
            </table:table-cell>
            <table:table-cell table:style-name="Move_5f_Line_5f_Contect_5f_Assign_5f_State.A1" office:value-type="string">
              <text:p text:style-name="terp_5f_default_5f_Centre_5f_9"/>
            </table:table-cell>
            <table:table-cell table:style-name="Move_5f_Line_5f_Contect_5f_Assign_5f_State.A1" office:value-type="string">
              <text:p text:style-name="terp_5f_default_5f_Right_5f_9">[[ formatLang(move_lines.product_qty,digits=0) ]] </text:p>
            </table:table-cell>
          </table:table-row>
        </table:table>
      </text:section>
      <text:p text:style-name="terp_5f_default_5f_Bold_5f_9"/>
      <text:p text:style-name="terp_5f_default_5f_2"><text:s/></text:p>
      <text:section text:style-name="Sect1" text:name="Section2">
        <text:p text:style-name="terp_5f_default_5f_2">[[ repeatIn([line for line in picking.move_lines if (line.state == 'draft' or line.state=='waiting')],'move_lines') ]]</text:p>
        <text:p text:style-name="terp_5f_default_5f_2">[[ (picking.move_lines!=[] and removeParentNode('para')) or removeParentNode('sec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terp_5f_default_5f_9"/>
            </table:table-cell>
            <table:table-cell table:style-name="Table1.A1" office:value-type="string">
              <text:p text:style-name="terp_5f_default_5f_Centre_5f_9"/>
            </table:table-cell>
            <table:table-cell table:style-name="Table1.A1" office:value-type="string">
              <text:p text:style-name="terp_5f_default_5f_9"/>
            </table:table-cell>
            <table:table-cell table:style-name="Table1.A1" office:value-type="string">
              <text:p text:style-name="terp_5f_default_5f_Right_5f_9"/>
            </table:table-cell>
            <table:table-cell table:style-name="Table1.A1" office:value-type="string">
              <text:p text:style-name="terp_5f_default_5f_Right_5f_9"/>
            </table:table-cell>
          </table:table-row>
        </table:table>
      </text:section>
      <text:p text:style-name="terp_5f_default_5f_2"/>
      <text:p text:style-name="terp_5f_default_5f_2"/>
      <text:p text:style-name="terp_5f_default_5f_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 table:style-name="Table3.2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</table:table>
      <text:p text:style-name="P7"/>
      <text:p text:style-name="P7"><text:span text:style-name="T4">Please note: </text:span><text:span text:style-name="T1">All goods must be checked for damage, and Bridgman must be notified within </text:span><text:span text:style-name="T2">7</text:span><text:span text:style-name="T1"> days of you receiving the goods. Failing to contact us within this time period will make you liable for the delivery and collection cost. For all queries, please email </text:span><text:a xlink:type="simple" xlink:href="https://galtys.codebasehq.com/redirect?support@bridgman.co.uk" office:target-frame-name="_blank" xlink:show="new"><text:span text:style-name="T3">support@bridgman.co.uk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Helvetica Neue" svg:font-family="'Helvetica Neue', Helvetica, Arial, sans-serif, Batch-Icons"/>
    <style:font-face style:name="Tahoma1" svg:font-family="Tahoma"/>
    <style:font-face style:name="Times" svg:font-family="Times"/>
    <style:font-face style:name="he" svg:font-family="he"/>
    <style:font-face style:name="Helvetica1" svg:font-family="Helvetica" style:font-family-generic="swis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family="Helvetica" fo:font-size="14pt" style:font-name-asian="AR PL ShanHeiSun Uni" style:font-family-asian="'AR PL ShanHeiSun Un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Times" fo:font-family="Times"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family="Times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 style:font-name-complex="Tahoma1" style:font-family-complex="Tahoma"/>
    </style:style>
    <style:style style:name="terp_5f_header" style:display-name="terp_header" style:family="paragraph" style:parent-style-name="Heading" style:class="text">
      <style:paragraph-properties fo:margin-top="0cm" fo:margin-bottom="0cm" style:contextual-spacing="false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cm" fo:margin-bottom="0cm" style:contextual-spacing="false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  <style:text-properties style:font-size-asian="14.5pt" style:font-size-complex="14.5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margin-top="0cm" fo:margin-bottom="0cm" style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Right_5f_9" style:display-name="terp_default_Right_9" style:family="paragraph" style:parent-style-name="terp_5f_default_5f_Right_5f_8" style:master-page-name="">
      <style:paragraph-properties style:page-number="auto" style:shadow="none"/>
      <style:text-properties fo:font-size="9pt"/>
    </style:style>
    <style:style style:name="terp_5f_default_5f_2" style:display-name="terp_default_2" style:family="paragraph" style:parent-style-name="terp_5f_default_5f_9" style:master-page-name="">
      <style:paragraph-properties style:page-number="auto"/>
      <style:text-properties fo:font-size="2pt"/>
    </style:style>
    <style:style style:name="terp_5f_default_5f_5cm_5f_Above_5f_Space" style:display-name="terp_default_5cm_Above_Space" style:family="paragraph" style:parent-style-name="terp_5f_default_5f_8">
      <style:paragraph-properties fo:margin-top="0.199cm" fo:margin-bottom="0cm" style:contextual-spacing="false"/>
    </style:style>
    <style:style style:name="terp_5f_default_5f_1cm_5f_above_5f_space" style:display-name="terp_default_1cm_above_space" style:family="paragraph" style:parent-style-name="terp_5f_default_5f_5cm_5f_Above_5f_Space" style:master-page-name="">
      <style:paragraph-properties fo:margin-top="0.101cm" fo:margin-bottom="0cm" style:contextual-spacing="false" style:page-number="auto" fo:background-color="transparent" style:shadow="none">
        <style:tab-stops/>
        <style:background-image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88cm" style:type="center"/>
          <style:tab-stop style:position="18.976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Vinay Rana</meta:initial-creator>
    <meta:creation-date>2008-08-26T11:04:38</meta:creation-date>
    <dc:date>2015-09-14T10:42:45.635783292</dc:date>
    <meta:editing-cycles>527</meta:editing-cycles>
    <meta:editing-duration>P2DT2H49M10S</meta:editing-duration>
    <meta:document-statistic meta:table-count="7" meta:image-count="0" meta:object-count="0" meta:page-count="1" meta:paragraph-count="40" meta:word-count="223" meta:character-count="2101" meta:non-whitespace-character-count="1904"/>
    <meta:user-defined meta:name="Info 1">http://pjb.galtys.com:8069</meta:user-defined>
    <meta:user-defined meta:name="Info 2">admin77</meta:user-defined>
    <meta:user-defined meta:name="Info 3">358</meta:user-defined>
    <meta:user-defined meta:name="Info 4">stock.picking.out</meta:user-defined>
  </office:meta>
</office:document-meta>
</file>